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arlito" fo:font-size="12pt" officeooo:rsid="00197c1f" officeooo:paragraph-rsid="00197c1f" style:font-size-asian="12pt" style:font-size-complex="12pt"/>
    </style:style>
    <style:style style:name="P2" style:family="paragraph" style:parent-style-name="Preformatted_20_Text">
      <style:text-properties style:font-name="Carlito" fo:font-size="12pt" officeooo:rsid="001a1767" officeooo:paragraph-rsid="001a1767" style:font-size-asian="12pt" style:font-size-complex="12pt"/>
    </style:style>
    <style:style style:name="P3" style:family="paragraph" style:parent-style-name="Preformatted_20_Text">
      <style:text-properties style:font-name="Carlito" fo:font-size="12pt" officeooo:rsid="00197c1f" officeooo:paragraph-rsid="00197c1f" style:font-size-asian="12pt" style:font-size-complex="12pt"/>
    </style:style>
    <style:style style:name="P4" style:family="paragraph" style:parent-style-name="Preformatted_20_Text">
      <style:text-properties style:font-name="Carlito" fo:font-size="12pt" officeooo:rsid="001ab54e" officeooo:paragraph-rsid="001ab54e" style:font-size-asian="12pt" style:font-size-complex="12pt"/>
    </style:style>
    <style:style style:name="T1" style:family="text">
      <style:text-properties officeooo:rsid="001a1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aire le tour de la salle pour que le processus robot connaisse les portes.</text:p>
      <text:p text:style-name="P1">2. Chaque robot transmet au processus salle ses <text:span text:style-name="T1">portes</text:span>.</text:p>
      <text:p text:style-name="P2">2.bis Calculer si on est le leader.</text:p>
      <text:p text:style-name="P1">3. Les salles font l’agorithme de construction d’arbre :</text:p>
      <text:p text:style-name="P1"><text:tab/>Etat initial des processus : en attente d’activation</text:p>
      <text:p text:style-name="P1"><text:tab/>Le processus activé envoie à tous ses fils qu’il est leur père. Si un processus recoit ce message alors qu’il a déjà reçu un père, il envoie un message de refus, sinon d’acceptation.</text:p>
      <text:p text:style-name="P1"><text:tab/>Si le robot n’a que des murs et/ou des fils désactivés et son père, il envoie à celui-ci qu’il se désactive <text:span text:style-name="T1">(Savoir son nombre de fils)</text:span>.</text:p>
      <text:p text:style-name="P1"><text:tab/>Quand le leader est désactivé on passe à l’étape suivante.</text:p>
      <text:p text:style-name="P1">4. Chaque robot demande à sa salle quel est son père (point cardinaux). Par rapport à sa position actuelle il calcule le chemin pour y aller.</text:p>
      <text:p text:style-name="P1">5. Quand la salle leader a vu sortir les 9 robots, le programme est terminé <text:span text:style-name="T1">(Attention aux pannes)</text:span>.</text:p>
      <text:p text:style-name="P1"/>
      <text:p text:style-name="P1"/>
      <text:p text:style-name="P4">robotlab:labyrinthe(1,"111111111111","012345678"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6:13:20.158583839</dc:date>
    <meta:editing-duration>PT2M4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62" meta:character-count="947" meta:non-whitespace-character-count="791"/>
  </office:meta>
</office:document-meta>
</file>